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8772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1.1783in"/>
    </style:style>
    <style:style style:name="co8" style:family="table-column">
      <style:table-column-properties fo:break-before="auto" style:column-width="1.4272in"/>
    </style:style>
    <style:style style:name="co9" style:family="table-column">
      <style:table-column-properties fo:break-before="auto" style:column-width="1.1547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85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calcext:value-type="string">
            <text:p>Threshold: 10 dB below main</text:p>
          </table:table-cell>
          <table:table-cell table:number-columns-repeated="2"/>
          <table:table-cell table:style-name="ce1" office:value-type="string" calcext:value-type="string">
            <text:p>Beam 1</text:p>
          </table:table-cell>
          <table:table-cell table:number-columns-repeated="2"/>
          <table:table-cell table:style-name="ce1" office:value-type="string" calcext:value-type="string">
            <text:p>Beam 2</text:p>
          </table:table-cell>
          <table:table-cell table:number-columns-repeated="2"/>
          <table:table-cell table:style-name="ce1" office:value-type="string" calcext:value-type="string">
            <text:p>Beam 3</text:p>
          </table:table-cell>
          <table:table-cell table:number-columns-repeated="2"/>
          <table:table-cell table:style-name="ce1" office:value-type="string" calcext:value-type="string">
            <text:p>Beam 4</text:p>
          </table:table-cell>
          <table:table-cell table:number-columns-repeated="2"/>
          <table:table-cell table:style-name="ce1" office:value-type="string" calcext:value-type="string">
            <text:p>Beam 5</text:p>
          </table:table-cell>
          <table:table-cell table:number-columns-repeated="2"/>
          <table:table-cell table:style-name="ce1" office:value-type="string" calcext:value-type="string">
            <text:p>Beam 7 (on the odd si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antennas</text:p>
          </table:table-cell>
          <table:table-cell office:value-type="string" calcext:value-type="string">
            <text:p>Frequency [GHz]</text:p>
          </table:table-cell>
          <table:table-cell office:value-type="string" calcext:value-type="string">
            <text:p>Phase Shift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3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4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5]+0.1" office:value-type="float" office:value="0.3" calcext:value-type="float">
            <text:p>0.3</text:p>
          </table:table-cell>
          <table:table-cell office:value-type="float" office:value="0.148352986419518" calcext:value-type="float">
            <text:p>0.148352986419518</text:p>
          </table:table-cell>
          <table:table-cell office:value-type="float" office:value="-0.915033829783679" calcext:value-type="float">
            <text:p>-0.915033829783679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6]*0.08)*[.F6]" office:value-type="float" office:value="-0.0973209613677379" calcext:value-type="float">
            <text:p>-0.097320961367737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6]+0.1" office:value-type="float" office:value="0.4" calcext:value-type="float">
            <text:p>0.4</text:p>
          </table:table-cell>
          <table:table-cell office:value-type="float" office:value="0.200712863979348" calcext:value-type="float">
            <text:p>0.200712863979348</text:p>
          </table:table-cell>
          <table:table-cell office:value-type="float" office:value="-0.885124050694168" calcext:value-type="float">
            <text:p>-0.885124050694168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7]*0.08)*[.F7]" office:value-type="float" office:value="-0.134146126265142" calcext:value-type="float">
            <text:p>-0.1341461262651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7]+0.1" office:value-type="float" office:value="0.5" calcext:value-type="float">
            <text:p>0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897824341184909" calcext:value-type="float">
            <text:p>-0.897824341184909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8]*0.08)*[.F8]" office:value-type="float" office:value="-0.165310681079374" calcext:value-type="float">
            <text:p>-0.16531068107937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8]+0.1" office:value-type="float" office:value="0.6" calcext:value-type="float">
            <text:p>0.6</text:p>
          </table:table-cell>
          <table:table-cell office:value-type="float" office:value="0.305432619099008" calcext:value-type="float">
            <text:p>0.305432619099008</text:p>
          </table:table-cell>
          <table:table-cell office:value-type="float" office:value="-0.895845662870271" calcext:value-type="float">
            <text:p>-0.895845662870271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9]*0.08)*[.F9]" office:value-type="float" office:value="-0.198810968651073" calcext:value-type="float">
            <text:p>-0.198810968651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9]+0.1" office:value-type="float" office:value="0.7" calcext:value-type="float">
            <text:p>0.7</text:p>
          </table:table-cell>
          <table:table-cell office:value-type="float" office:value="0.35488361457218" calcext:value-type="float">
            <text:p>0.35488361457218</text:p>
          </table:table-cell>
          <table:table-cell office:value-type="float" office:value="-0.9274704211199" calcext:value-type="float">
            <text:p>-0.9274704211199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0]*0.08)*[.F10]" office:value-type="float" office:value="-0.224037263002291" calcext:value-type="float">
            <text:p>-0.2240372630022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0]+0.1" office:value-type="float" office:value="0.8" calcext:value-type="float">
            <text:p>0.8</text:p>
          </table:table-cell>
          <table:table-cell office:value-type="float" office:value="0.410152374218667" calcext:value-type="float">
            <text:p>0.410152374218667</text:p>
          </table:table-cell>
          <table:table-cell office:value-type="float" office:value="-0.959081418521461" calcext:value-type="float">
            <text:p>-0.959081418521461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1]*0.08)*[.F11]" office:value-type="float" office:value="-0.247603509716161" calcext:value-type="float">
            <text:p>-0.247603509716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1]+0.1" office:value-type="float" office:value="0.9" calcext:value-type="float">
            <text:p>0.9</text:p>
          </table:table-cell>
          <table:table-cell office:value-type="float" office:value="0.465421133865154" calcext:value-type="float">
            <text:p>0.465421133865154</text:p>
          </table:table-cell>
          <table:table-cell office:value-type="float" office:value="-1.018839247116" calcext:value-type="float">
            <text:p>-1.018839247116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2]*0.08)*[.F12]" office:value-type="float" office:value="-0.262215964640038" calcext:value-type="float">
            <text:p>-0.26221596464003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2]+0.1" office:value-type="float" office:value="1" calcext:value-type="float">
            <text:p>1</text:p>
          </table:table-cell>
          <table:table-cell office:value-type="float" office:value="0.523598775598299" calcext:value-type="float">
            <text:p>0.523598775598299</text:p>
          </table:table-cell>
          <table:table-cell office:value-type="float" office:value="-1.08526902275144" calcext:value-type="float">
            <text:p>-1.08526902275144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3]*0.08)*[.F13]" office:value-type="float" office:value="-0.273517349559346" calcext:value-type="float">
            <text:p>-0.27351734955934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3]+0.1" office:value-type="float" office:value="1.1" calcext:value-type="float">
            <text:p>1.1</text:p>
          </table:table-cell>
          <table:table-cell office:value-type="float" office:value="0.581776417331443" calcext:value-type="float">
            <text:p>0.581776417331443</text:p>
          </table:table-cell>
          <table:table-cell office:value-type="float" office:value="-1.1649804947988" calcext:value-type="float">
            <text:p>-1.1649804947988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4]*0.08)*[.F14]" office:value-type="float" office:value="-0.2802827161363" calcext:value-type="float">
            <text:p>-0.28028271613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4]+0.1" office:value-type="float" office:value="1.2" calcext:value-type="float">
            <text:p>1.2</text:p>
          </table:table-cell>
          <table:table-cell office:value-type="float" office:value="0.642862941151245" calcext:value-type="float">
            <text:p>0.642862941151245</text:p>
          </table:table-cell>
          <table:table-cell office:value-type="float" office:value="-1.25935133599659" calcext:value-type="float">
            <text:p>-1.25935133599659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5]*0.08)*[.F15]" office:value-type="float" office:value="-0.282850287932014" calcext:value-type="float">
            <text:p>-0.28285028793201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5]+0.1" office:value-type="float" office:value="1.3" calcext:value-type="float">
            <text:p>1.3</text:p>
          </table:table-cell>
          <table:table-cell office:value-type="float" office:value="0.709767229144361" calcext:value-type="float">
            <text:p>0.709767229144361</text:p>
          </table:table-cell>
          <table:table-cell office:value-type="float" office:value="-1.3673199762657" calcext:value-type="float">
            <text:p>-1.3673199762657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6]*0.08)*[.F16]" office:value-type="float" office:value="-0.282224998799695" calcext:value-type="float">
            <text:p>-0.28222499879969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6]+0.1" office:value-type="float" office:value="1.4" calcext:value-type="float">
            <text:p>1.4</text:p>
          </table:table-cell>
          <table:table-cell office:value-type="float" office:value="0.779580399224134" calcext:value-type="float">
            <text:p>0.779580399224134</text:p>
          </table:table-cell>
          <table:table-cell office:value-type="float" office:value="-1.52059716845729" calcext:value-type="float">
            <text:p>-1.52059716845729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7]*0.08)*[.F17]" office:value-type="float" office:value="-0.273297805590542" calcext:value-type="float">
            <text:p>-0.2732978055905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7]+0.1" office:value-type="float" office:value="1.5" calcext:value-type="float">
            <text:p>1.5</text:p>
          </table:table-cell>
          <table:table-cell office:value-type="float" office:value="0.855211333477221" calcext:value-type="float">
            <text:p>0.855211333477221</text:p>
          </table:table-cell>
          <table:table-cell office:value-type="float" office:value="-1.72751914110133" calcext:value-type="float">
            <text:p>-1.72751914110133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8]*0.08)*[.F18]" office:value-type="float" office:value="-0.257745254104039" calcext:value-type="float">
            <text:p>-0.2577452541040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8]*0.08)*[.C18]" office:value-type="float" office:value="0.746039425895805" calcext:value-type="float">
            <text:p>0.746039425895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8]+0.1" office:value-type="float" office:value="1.6" calcext:value-type="float">
            <text:p>1.6</text:p>
          </table:table-cell>
          <table:table-cell office:value-type="float" office:value="0.939568913990281" calcext:value-type="float">
            <text:p>0.939568913990281</text:p>
          </table:table-cell>
          <table:table-cell office:value-type="float" office:value="-2.04638509537864" calcext:value-type="float">
            <text:p>-2.04638509537864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19]*0.08)*[.F19]" office:value-type="float" office:value="-0.232089185819182" calcext:value-type="float">
            <text:p>-0.23208918581918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9]*0.08)*[.C19]" office:value-type="float" office:value="0.795775387622192" calcext:value-type="float">
            <text:p>0.795775387622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9]+0.1" office:value-type="float" office:value="1.7" calcext:value-type="float">
            <text:p>1.7</text:p>
          </table:table-cell>
          <table:table-cell office:value-type="float" office:value="1.03556202284997" calcext:value-type="float">
            <text:p>1.03556202284997</text:p>
          </table:table-cell>
          <table:table-cell office:value-type="float" office:value="-2.50211105083715" calcext:value-type="float">
            <text:p>-2.50211105083715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0]*0.08)*[.F20]" office:value-type="float" office:value="-0.201680833133399" calcext:value-type="float">
            <text:p>-0.20168083313339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0]*0.08)*[.C20]" office:value-type="float" office:value="0.845511349348578" calcext:value-type="float">
            <text:p>0.8455113493485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0]+0.1" office:value-type="float" office:value="1.8" calcext:value-type="float">
            <text:p>1.8</text:p>
          </table:table-cell>
          <table:table-cell office:value-type="float" office:value="1.16355283466289" calcext:value-type="float">
            <text:p>1.16355283466289</text:p>
          </table:table-cell>
          <table:table-cell office:value-type="float" office:value="-3.19310156663647" calcext:value-type="float">
            <text:p>-3.19310156663647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1]*0.08)*[.F21]" office:value-type="float" office:value="-0.167333177739828" calcext:value-type="float">
            <text:p>-0.16733317773982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1]*0.08)*[.C21]" office:value-type="float" office:value="0.895247311074966" calcext:value-type="float">
            <text:p>0.895247311074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1]+0.1" office:value-type="float" office:value="1.9" calcext:value-type="float">
            <text:p>1.9</text:p>
          </table:table-cell>
          <table:table-cell office:value-type="float" office:value="1.40208116576878" calcext:value-type="float">
            <text:p>1.40208116576878</text:p>
          </table:table-cell>
          <table:table-cell office:value-type="float" office:value="-4.16062613498395" calcext:value-type="float">
            <text:p>-4.16062613498395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2]*0.08)*[.F22]" office:value-type="float" office:value="-0.135555516011213" calcext:value-type="float">
            <text:p>-0.1355555160112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2]*0.08)*[.C22]" office:value-type="float" office:value="0.944983272801352" calcext:value-type="float">
            <text:p>0.944983272801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2]+0.1" office:value-type="float" office:value="2" calcext:value-type="float">
            <text:p>2</text:p>
          </table:table-cell>
          <table:table-cell office:value-type="float" office:value="1.46898545376189" calcext:value-type="float">
            <text:p>1.46898545376189</text:p>
          </table:table-cell>
          <table:table-cell office:value-type="float" office:value="-5.60075891005547" calcext:value-type="float">
            <text:p>-5.60075891005547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E23]*0.08)*[.F23]" office:value-type="float" office:value="-0.105999887311306" calcext:value-type="float">
            <text:p>-0.10599988731130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3]*0.08)*[.C23]" office:value-type="float" office:value="0.994719234527739" calcext:value-type="float">
            <text:p>0.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4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5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6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7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8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9]+0.1" office:value-type="float" office:value="0.6" calcext:value-type="float">
            <text:p>0.6</text:p>
          </table:table-cell>
          <table:table-cell office:value-type="float" office:value="0.0989019909463453" calcext:value-type="float">
            <text:p>0.0989019909463453</text:p>
          </table:table-cell>
          <table:table-cell office:value-type="float" office:value="-0.338243601247765" calcext:value-type="float">
            <text:p>-0.338243601247765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0]+0.1" office:value-type="float" office:value="0.7" calcext:value-type="float">
            <text:p>0.7</text:p>
          </table:table-cell>
          <table:table-cell office:value-type="float" office:value="0.116355283466289" calcext:value-type="float">
            <text:p>0.116355283466289</text:p>
          </table:table-cell>
          <table:table-cell office:value-type="float" office:value="-0.267508521704051" calcext:value-type="float">
            <text:p>-0.267508521704051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1]+0.1" office:value-type="float" office:value="0.8" calcext:value-type="float">
            <text:p>0.8</text:p>
          </table:table-cell>
          <table:table-cell office:value-type="float" office:value="0.133808575986232" calcext:value-type="float">
            <text:p>0.133808575986232</text:p>
          </table:table-cell>
          <table:table-cell office:value-type="float" office:value="-0.278139888947624" calcext:value-type="float">
            <text:p>-0.278139888947624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2]+0.1" office:value-type="float" office:value="0.9" calcext:value-type="float">
            <text:p>0.9</text:p>
          </table:table-cell>
          <table:table-cell office:value-type="float" office:value="0.145444104332861" calcext:value-type="float">
            <text:p>0.145444104332861</text:p>
          </table:table-cell>
          <table:table-cell office:value-type="float" office:value="-0.269381008246737" calcext:value-type="float">
            <text:p>-0.269381008246737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3]+0.1" office:value-type="float" office:value="1" calcext:value-type="float">
            <text:p>1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0.32638518970487" calcext:value-type="float">
            <text:p>-0.32638518970487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4]+0.1" office:value-type="float" office:value="1.1" calcext:value-type="float">
            <text:p>1.1</text:p>
          </table:table-cell>
          <table:table-cell office:value-type="float" office:value="0.165806278939461" calcext:value-type="float">
            <text:p>0.165806278939461</text:p>
          </table:table-cell>
          <table:table-cell office:value-type="float" office:value="-0.339799768520035" calcext:value-type="float">
            <text:p>-0.339799768520035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5]+0.1" office:value-type="float" office:value="1.2" calcext:value-type="float">
            <text:p>1.2</text:p>
          </table:table-cell>
          <table:table-cell office:value-type="float" office:value="0.183259571459405" calcext:value-type="float">
            <text:p>0.183259571459405</text:p>
          </table:table-cell>
          <table:table-cell office:value-type="float" office:value="-0.408942203423552" calcext:value-type="float">
            <text:p>-0.40894220342355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office:value-type="float" office:value="-0.983202145290139" calcext:value-type="float">
            <text:p>-0.983202145290139</text:p>
          </table:table-cell>
          <table:table-cell office:value-type="float" office:value="-9.88397564592702" calcext:value-type="float">
            <text:p>-9.8839756459270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6]+0.1" office:value-type="float" office:value="1.3" calcext:value-type="float">
            <text:p>1.3</text:p>
          </table:table-cell>
          <table:table-cell office:value-type="float" office:value="0.197803981892691" calcext:value-type="float">
            <text:p>0.197803981892691</text:p>
          </table:table-cell>
          <table:table-cell office:value-type="float" office:value="-0.452924195345663" calcext:value-type="float">
            <text:p>-0.452924195345663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office:value-type="float" office:value="-0.957022206510224" calcext:value-type="float">
            <text:p>-0.957022206510224</text:p>
          </table:table-cell>
          <table:table-cell office:value-type="float" office:value="-9.08598791298798" calcext:value-type="float">
            <text:p>-9.08598791298798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7]+0.1" office:value-type="float" office:value="1.4" calcext:value-type="float">
            <text:p>1.4</text:p>
          </table:table-cell>
          <table:table-cell office:value-type="float" office:value="0.215257274412634" calcext:value-type="float">
            <text:p>0.215257274412634</text:p>
          </table:table-cell>
          <table:table-cell office:value-type="float" office:value="-0.535556077060488" calcext:value-type="float">
            <text:p>-0.535556077060488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office:value-type="float" office:value="-0.927933385643652" calcext:value-type="float">
            <text:p>-0.927933385643652</text:p>
          </table:table-cell>
          <table:table-cell office:value-type="float" office:value="-8.39786706523089" calcext:value-type="float">
            <text:p>-8.39786706523089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8]+0.1" office:value-type="float" office:value="1.5" calcext:value-type="float">
            <text:p>1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591208984910284" calcext:value-type="float">
            <text:p>-0.59120898491028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office:value-type="float" office:value="-0.904662328950394" calcext:value-type="float">
            <text:p>-0.904662328950394</text:p>
          </table:table-cell>
          <table:table-cell office:value-type="float" office:value="-7.77157359811704" calcext:value-type="float">
            <text:p>-7.7715735981170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9]+0.1" office:value-type="float" office:value="1.6" calcext:value-type="float">
            <text:p>1.6</text:p>
          </table:table-cell>
          <table:table-cell office:value-type="float" office:value="0.267617151972464" calcext:value-type="float">
            <text:p>0.267617151972464</text:p>
          </table:table-cell>
          <table:table-cell office:value-type="float" office:value="-0.681474852316827" calcext:value-type="float">
            <text:p>-0.681474852316827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office:value-type="float" office:value="-0.878482390170479" calcext:value-type="float">
            <text:p>-0.878482390170479</text:p>
          </table:table-cell>
          <table:table-cell office:value-type="float" office:value="-7.24189985463762" calcext:value-type="float">
            <text:p>-7.24189985463762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0]+0.1" office:value-type="float" office:value="1.7" calcext:value-type="float">
            <text:p>1.7</text:p>
          </table:table-cell>
          <table:table-cell office:value-type="float" office:value="0.285070444492407" calcext:value-type="float">
            <text:p>0.285070444492407</text:p>
          </table:table-cell>
          <table:table-cell office:value-type="float" office:value="-0.746102831419285" calcext:value-type="float">
            <text:p>-0.746102831419285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office:value-type="float" office:value="-0.855211333477221" calcext:value-type="float">
            <text:p>-0.855211333477221</text:p>
          </table:table-cell>
          <table:table-cell office:value-type="float" office:value="-6.74264827942122" calcext:value-type="float">
            <text:p>-6.74264827942122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1]+0.1" office:value-type="float" office:value="1.8" calcext:value-type="float">
            <text:p>1.8</text:p>
          </table:table-cell>
          <table:table-cell office:value-type="float" office:value="0.30252373701235" calcext:value-type="float">
            <text:p>0.30252373701235</text:p>
          </table:table-cell>
          <table:table-cell office:value-type="float" office:value="-0.847588659243957" calcext:value-type="float">
            <text:p>-0.847588659243957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office:value-type="float" office:value="-0.829031394697307" calcext:value-type="float">
            <text:p>-0.829031394697307</text:p>
          </table:table-cell>
          <table:table-cell office:value-type="float" office:value="-6.29706608608621" calcext:value-type="float">
            <text:p>-6.29706608608621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2]+0.1" office:value-type="float" office:value="1.9" calcext:value-type="float">
            <text:p>1.9</text:p>
          </table:table-cell>
          <table:table-cell office:value-type="float" office:value="0.319977029532294" calcext:value-type="float">
            <text:p>0.319977029532294</text:p>
          </table:table-cell>
          <table:table-cell office:value-type="float" office:value="-0.920523316838809" calcext:value-type="float">
            <text:p>-0.920523316838809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office:value-type="float" office:value="-0.805760338004049" calcext:value-type="float">
            <text:p>-0.805760338004049</text:p>
          </table:table-cell>
          <table:table-cell office:value-type="float" office:value="-5.87170174362245" calcext:value-type="float">
            <text:p>-5.87170174362245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3]+0.1" office:value-type="float" office:value="2" calcext:value-type="float">
            <text:p>2</text:p>
          </table:table-cell>
          <table:table-cell office:value-type="float" office:value="0.337430322052237" calcext:value-type="float">
            <text:p>0.337430322052237</text:p>
          </table:table-cell>
          <table:table-cell office:value-type="float" office:value="-1.03703885153368" calcext:value-type="float">
            <text:p>-1.03703885153368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office:value-type="float" office:value="-0.782489281310791" calcext:value-type="float">
            <text:p>-0.782489281310791</text:p>
          </table:table-cell>
          <table:table-cell office:value-type="float" office:value="-5.4965370862486" calcext:value-type="float">
            <text:p>-5.4965370862486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office:value-type="float" office:value="0.546869832291557" calcext:value-type="float">
            <text:p>0.546869832291557</text:p>
          </table:table-cell>
          <table:table-cell office:value-type="float" office:value="-5.42890692221546" calcext:value-type="float">
            <text:p>-5.42890692221546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office:value-type="float" office:value="-0.546869832291557" calcext:value-type="float">
            <text:p>-0.546869832291557</text:p>
          </table:table-cell>
          <table:table-cell office:value-type="float" office:value="-5.42890692221541" calcext:value-type="float">
            <text:p>-5.42890692221541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5]*0.08)*[.C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5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office:value-type="float" office:value="0.555596478551528" calcext:value-type="float">
            <text:p>0.555596478551528</text:p>
          </table:table-cell>
          <table:table-cell office:value-type="float" office:value="-5.76048996764504" calcext:value-type="float">
            <text:p>-5.76048996764504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office:value-type="float" office:value="-0.538143186031585" calcext:value-type="float">
            <text:p>-0.538143186031585</text:p>
          </table:table-cell>
          <table:table-cell office:value-type="float" office:value="-5.28506063399703" calcext:value-type="float">
            <text:p>-5.28506063399703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6]*0.08)*[.C46]" office:value-type="float" office:value="0.00828932695439783" calcext:value-type="float">
            <text:p>0.0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6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office:value-type="float" office:value="0.567232006898157" calcext:value-type="float">
            <text:p>0.567232006898157</text:p>
          </table:table-cell>
          <table:table-cell office:value-type="float" office:value="-6.07331875389748" calcext:value-type="float">
            <text:p>-6.07331875389748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office:value-type="float" office:value="-0.529416539771613" calcext:value-type="float">
            <text:p>-0.529416539771613</text:p>
          </table:table-cell>
          <table:table-cell office:value-type="float" office:value="-5.19809295858997" calcext:value-type="float">
            <text:p>-5.19809295858997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7]*0.08)*[.C47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7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office:value-type="float" office:value="0.573049771071471" calcext:value-type="float">
            <text:p>0.573049771071471</text:p>
          </table:table-cell>
          <table:table-cell office:value-type="float" office:value="-6.2540865689403" calcext:value-type="float">
            <text:p>-6.2540865689403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office:value-type="float" office:value="-0.520689893511642" calcext:value-type="float">
            <text:p>-0.520689893511642</text:p>
          </table:table-cell>
          <table:table-cell office:value-type="float" office:value="-4.93570773715933" calcext:value-type="float">
            <text:p>-4.93570773715933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8]*0.08)*[.C48]" office:value-type="float" office:value="0.0248679808631935" calcext:value-type="float">
            <text:p>0.0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8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office:value-type="float" office:value="0.5846852994181" calcext:value-type="float">
            <text:p>0.5846852994181</text:p>
          </table:table-cell>
          <table:table-cell office:value-type="float" office:value="-6.72795119213362" calcext:value-type="float">
            <text:p>-6.72795119213362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office:value-type="float" office:value="-0.509054365165013" calcext:value-type="float">
            <text:p>-0.509054365165013</text:p>
          </table:table-cell>
          <table:table-cell office:value-type="float" office:value="-4.93095828948491" calcext:value-type="float">
            <text:p>-4.93095828948491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9]*0.08)*[.C49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49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office:value-type="float" office:value="0.593411945678072" calcext:value-type="float">
            <text:p>0.593411945678072</text:p>
          </table:table-cell>
          <table:table-cell office:value-type="float" office:value="-7.04371121984442" calcext:value-type="float">
            <text:p>-7.04371121984442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office:value-type="float" office:value="-0.500327718905041" calcext:value-type="float">
            <text:p>-0.500327718905041</text:p>
          </table:table-cell>
          <table:table-cell office:value-type="float" office:value="-4.78359980976115" calcext:value-type="float">
            <text:p>-4.78359980976115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0]*0.08)*[.C50]" office:value-type="float" office:value="0.0414466347719891" calcext:value-type="float">
            <text:p>0.0414466347719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0]+0.1" office:value-type="float" office:value="0.6" calcext:value-type="float">
            <text:p>0.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office:value-type="float" office:value="0.605047474024701" calcext:value-type="float">
            <text:p>0.605047474024701</text:p>
          </table:table-cell>
          <table:table-cell office:value-type="float" office:value="-7.54860705478909" calcext:value-type="float">
            <text:p>-7.54860705478909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office:value-type="float" office:value="-0.491601072645069" calcext:value-type="float">
            <text:p>-0.491601072645069</text:p>
          </table:table-cell>
          <table:table-cell office:value-type="float" office:value="-4.75664482264438" calcext:value-type="float">
            <text:p>-4.75664482264438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1]*0.08)*[.C51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1]+0.1" office:value-type="float" office:value="0.7" calcext:value-type="float">
            <text:p>0.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office:value-type="float" office:value="0.613774120284673" calcext:value-type="float">
            <text:p>0.613774120284673</text:p>
          </table:table-cell>
          <table:table-cell office:value-type="float" office:value="-8.11004290231417" calcext:value-type="float">
            <text:p>-8.11004290231417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office:value-type="float" office:value="-0.471238898038469" calcext:value-type="float">
            <text:p>-0.471238898038469</text:p>
          </table:table-cell>
          <table:table-cell office:value-type="float" office:value="-4.74961459609471" calcext:value-type="float">
            <text:p>-4.74961459609471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2]*0.08)*[.C52]" office:value-type="float" office:value="0.0580252886807848" calcext:value-type="float">
            <text:p>0.0580252886807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2]+0.1" office:value-type="float" office:value="0.8" calcext:value-type="float">
            <text:p>0.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office:value-type="float" office:value="0.625409648631301" calcext:value-type="float">
            <text:p>0.625409648631301</text:p>
          </table:table-cell>
          <table:table-cell office:value-type="float" office:value="-8.68426955523169" calcext:value-type="float">
            <text:p>-8.68426955523169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office:value-type="float" office:value="-0.465421133865154" calcext:value-type="float">
            <text:p>-0.465421133865154</text:p>
          </table:table-cell>
          <table:table-cell office:value-type="float" office:value="-4.68259109071719" calcext:value-type="float">
            <text:p>-4.68259109071719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3]*0.08)*[.C53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3]+0.1" office:value-type="float" office:value="0.9" calcext:value-type="float">
            <text:p>0.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office:value-type="float" office:value="0.63704517697793" calcext:value-type="float">
            <text:p>0.63704517697793</text:p>
          </table:table-cell>
          <table:table-cell office:value-type="float" office:value="-9.23582819114884" calcext:value-type="float">
            <text:p>-9.23582819114884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office:value-type="float" office:value="-0.456694487605183" calcext:value-type="float">
            <text:p>-0.456694487605183</text:p>
          </table:table-cell>
          <table:table-cell office:value-type="float" office:value="-4.69773506617682" calcext:value-type="float">
            <text:p>-4.69773506617682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4]*0.08)*[.C54]" office:value-type="float" office:value="0.0746039425895804" calcext:value-type="float">
            <text:p>0.0746039425895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4]+0.1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office:value-type="float" office:value="0.645771823237902" calcext:value-type="float">
            <text:p>0.645771823237902</text:p>
          </table:table-cell>
          <table:table-cell office:value-type="float" office:value="-9.80018862948335" calcext:value-type="float">
            <text:p>-9.80018862948335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office:value-type="float" office:value="-0.447967841345211" calcext:value-type="float">
            <text:p>-0.447967841345211</text:p>
          </table:table-cell>
          <table:table-cell office:value-type="float" office:value="-4.61582298646921" calcext:value-type="float">
            <text:p>-4.61582298646921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5]*0.08)*[.C55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5]+0.1" office:value-type="float" office:value="1.1" calcext:value-type="float">
            <text:p>1.1</text:p>
          </table:table-cell>
          <table:table-cell office:value-type="float" office:value="0.0901753446863737" calcext:value-type="float">
            <text:p>0.0901753446863737</text:p>
          </table:table-cell>
          <table:table-cell office:value-type="float" office:value="-0.552885237762979" calcext:value-type="float">
            <text:p>-0.552885237762979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office:value-type="float" office:value="0.654498469497873" calcext:value-type="float">
            <text:p>0.654498469497873</text:p>
          </table:table-cell>
          <table:table-cell office:value-type="float" office:value="-10.3241421621369" calcext:value-type="float">
            <text:p>-10.3241421621369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office:value-type="float" office:value="-0.442150077171897" calcext:value-type="float">
            <text:p>-0.442150077171897</text:p>
          </table:table-cell>
          <table:table-cell office:value-type="float" office:value="-4.56152109418191" calcext:value-type="float">
            <text:p>-4.56152109418191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6]*0.08)*[.C56]" office:value-type="float" office:value="0.0911825964983761" calcext:value-type="float">
            <text:p>0.0911825964983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6]+0.1" office:value-type="float" office:value="1.2" calcext:value-type="float">
            <text:p>1.2</text:p>
          </table:table-cell>
          <table:table-cell office:value-type="float" office:value="0.0959931088596881" calcext:value-type="float">
            <text:p>0.0959931088596881</text:p>
          </table:table-cell>
          <table:table-cell office:value-type="float" office:value="-0.554993019994955" calcext:value-type="float">
            <text:p>-0.554993019994955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office:value-type="float" office:value="-0.430514548825268" calcext:value-type="float">
            <text:p>-0.430514548825268</text:p>
          </table:table-cell>
          <table:table-cell office:value-type="float" office:value="-4.50835656206766" calcext:value-type="float">
            <text:p>-4.50835656206766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7]*0.08)*[.C57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7]+0.1" office:value-type="float" office:value="1.3" calcext:value-type="float">
            <text:p>1.3</text:p>
          </table:table-cell>
          <table:table-cell office:value-type="float" office:value="0.107628637206317" calcext:value-type="float">
            <text:p>0.107628637206317</text:p>
          </table:table-cell>
          <table:table-cell office:value-type="float" office:value="-0.656145162724989" calcext:value-type="float">
            <text:p>-0.656145162724989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office:value-type="float" office:value="-0.421787902565296" calcext:value-type="float">
            <text:p>-0.421787902565296</text:p>
          </table:table-cell>
          <table:table-cell office:value-type="float" office:value="-4.3858461445533" calcext:value-type="float">
            <text:p>-4.3858461445533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8]*0.08)*[.C58]" office:value-type="float" office:value="0.107761250407172" calcext:value-type="float">
            <text:p>0.107761250407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8]+0.1" office:value-type="float" office:value="1.4" calcext:value-type="float">
            <text:p>1.4</text:p>
          </table:table-cell>
          <table:table-cell office:value-type="float" office:value="0.113446401379631" calcext:value-type="float">
            <text:p>0.113446401379631</text:p>
          </table:table-cell>
          <table:table-cell office:value-type="float" office:value="-0.635427008635369" calcext:value-type="float">
            <text:p>-0.635427008635369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office:value-type="float" office:value="-0.415970138391982" calcext:value-type="float">
            <text:p>-0.415970138391982</text:p>
          </table:table-cell>
          <table:table-cell office:value-type="float" office:value="-4.34762833490947" calcext:value-type="float">
            <text:p>-4.34762833490947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office:value-type="float" office:value="-1.17227948092286" calcext:value-type="float">
            <text:p>-1.17227948092286</text:p>
          </table:table-cell>
          <table:table-cell office:value-type="float" office:value="-10.4359425902792" calcext:value-type="float">
            <text:p>-10.4359425902792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9]*0.08)*[.C59]" office:value-type="float" office:value="0.11605057736157" calcext:value-type="float">
            <text:p>0.1160505773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59]+0.1" office:value-type="float" office:value="1.5" calcext:value-type="float">
            <text:p>1.5</text:p>
          </table:table-cell>
          <table:table-cell office:value-type="float" office:value="0.122173047639603" calcext:value-type="float">
            <text:p>0.122173047639603</text:p>
          </table:table-cell>
          <table:table-cell office:value-type="float" office:value="-0.745318867384169" calcext:value-type="float">
            <text:p>-0.745318867384169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office:value-type="float" office:value="-0.404334610045353" calcext:value-type="float">
            <text:p>-0.404334610045353</text:p>
          </table:table-cell>
          <table:table-cell office:value-type="float" office:value="-4.16669305884728" calcext:value-type="float">
            <text:p>-4.16669305884728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office:value-type="float" office:value="-1.15191730631626" calcext:value-type="float">
            <text:p>-1.15191730631626</text:p>
          </table:table-cell>
          <table:table-cell office:value-type="float" office:value="-10.157303518267" calcext:value-type="float">
            <text:p>-10.157303518267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0]*0.08)*[.C60]" office:value-type="float" office:value="0.124339904315967" calcext:value-type="float">
            <text:p>0.124339904315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0]+0.1" office:value-type="float" office:value="1.6" calcext:value-type="float">
            <text:p>1.6</text:p>
          </table:table-cell>
          <table:table-cell office:value-type="float" office:value="0.130899693899575" calcext:value-type="float">
            <text:p>0.130899693899575</text:p>
          </table:table-cell>
          <table:table-cell office:value-type="float" office:value="-0.74598057127605" calcext:value-type="float">
            <text:p>-0.74598057127605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office:value-type="float" office:value="-0.395607963785381" calcext:value-type="float">
            <text:p>-0.395607963785381</text:p>
          </table:table-cell>
          <table:table-cell office:value-type="float" office:value="-4.09386062893038" calcext:value-type="float">
            <text:p>-4.09386062893038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office:value-type="float" office:value="-1.13155513170966" calcext:value-type="float">
            <text:p>-1.13155513170966</text:p>
          </table:table-cell>
          <table:table-cell office:value-type="float" office:value="-9.95618751784274" calcext:value-type="float">
            <text:p>-9.95618751784274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1]*0.08)*[.C61]" office:value-type="float" office:value="0.132629231270365" calcext:value-type="float">
            <text:p>0.132629231270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1]+0.1" office:value-type="float" office:value="1.7" calcext:value-type="float">
            <text:p>1.7</text:p>
          </table:table-cell>
          <table:table-cell office:value-type="float" office:value="0.136717458072889" calcext:value-type="float">
            <text:p>0.136717458072889</text:p>
          </table:table-cell>
          <table:table-cell office:value-type="float" office:value="-0.832682226241947" calcext:value-type="float">
            <text:p>-0.832682226241947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office:value-type="float" office:value="-0.38688131752541" calcext:value-type="float">
            <text:p>-0.38688131752541</text:p>
          </table:table-cell>
          <table:table-cell office:value-type="float" office:value="-3.91451195178954" calcext:value-type="float">
            <text:p>-3.91451195178954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office:value-type="float" office:value="-1.11410183918971" calcext:value-type="float">
            <text:p>-1.11410183918971</text:p>
          </table:table-cell>
          <table:table-cell office:value-type="float" office:value="-9.79017290027395" calcext:value-type="float">
            <text:p>-9.79017290027395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2]*0.08)*[.C62]" office:value-type="float" office:value="0.140918558224763" calcext:value-type="float">
            <text:p>0.1409185582247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2]+0.1" office:value-type="float" office:value="1.8" calcext:value-type="float">
            <text:p>1.8</text:p>
          </table:table-cell>
          <table:table-cell office:value-type="float" office:value="0.148352986419518" calcext:value-type="float">
            <text:p>0.148352986419518</text:p>
          </table:table-cell>
          <table:table-cell office:value-type="float" office:value="-0.883745279785461" calcext:value-type="float">
            <text:p>-0.883745279785461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office:value-type="float" office:value="-0.378154671265438" calcext:value-type="float">
            <text:p>-0.378154671265438</text:p>
          </table:table-cell>
          <table:table-cell office:value-type="float" office:value="-3.80924865111653" calcext:value-type="float">
            <text:p>-3.80924865111653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office:value-type="float" office:value="-1.09373966458311" calcext:value-type="float">
            <text:p>-1.09373966458311</text:p>
          </table:table-cell>
          <table:table-cell office:value-type="float" office:value="-9.65977077527747" calcext:value-type="float">
            <text:p>-9.65977077527747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3]*0.08)*[.C63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3]+0.1" office:value-type="float" office:value="1.9" calcext:value-type="float">
            <text:p>1.9</text:p>
          </table:table-cell>
          <table:table-cell office:value-type="float" office:value="0.154170750592832" calcext:value-type="float">
            <text:p>0.154170750592832</text:p>
          </table:table-cell>
          <table:table-cell office:value-type="float" office:value="-0.946731815348387" calcext:value-type="float">
            <text:p>-0.946731815348387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office:value-type="float" office:value="-0.372336907092123" calcext:value-type="float">
            <text:p>-0.372336907092123</text:p>
          </table:table-cell>
          <table:table-cell office:value-type="float" office:value="-3.64919223116922" calcext:value-type="float">
            <text:p>-3.64919223116922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office:value-type="float" office:value="-1.07919525414983" calcext:value-type="float">
            <text:p>-1.07919525414983</text:p>
          </table:table-cell>
          <table:table-cell office:value-type="float" office:value="-9.56213655144374" calcext:value-type="float">
            <text:p>-9.56213655144374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4]*0.08)*[.C64]" office:value-type="float" office:value="0.157497212133559" calcext:value-type="float">
            <text:p>0.1574972121335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formula="of:=[.C64]+0.1" office:value-type="float" office:value="2" calcext:value-type="float">
            <text:p>2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1.04303275275451" calcext:value-type="float">
            <text:p>-1.04303275275451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office:value-type="float" office:value="-0.360701378745495" calcext:value-type="float">
            <text:p>-0.360701378745495</text:p>
          </table:table-cell>
          <table:table-cell office:value-type="float" office:value="-3.52610524807625" calcext:value-type="float">
            <text:p>-3.52610524807625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office:value-type="float" office:value="-1.06174196162988" calcext:value-type="float">
            <text:p>-1.06174196162988</text:p>
          </table:table-cell>
          <table:table-cell office:value-type="float" office:value="-9.50653089327586" calcext:value-type="float">
            <text:p>-9.50653089327586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5]*0.08)*[.C65]" office:value-type="float" office:value="0.165786539087957" calcext:value-type="float">
            <text:p>0.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office:value-type="float" office:value="0.357792496658838" calcext:value-type="float">
            <text:p>0.357792496658838</text:p>
          </table:table-cell>
          <table:table-cell office:value-type="float" office:value="-5.17624148362359" calcext:value-type="float">
            <text:p>-5.17624148362359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office:value-type="float" office:value="-0.357792496658837" calcext:value-type="float">
            <text:p>-0.357792496658837</text:p>
          </table:table-cell>
          <table:table-cell office:value-type="float" office:value="-5.17624148362359" calcext:value-type="float">
            <text:p>-5.17624148362359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6]*0.08)*[.C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6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office:value-type="float" office:value="0.363610260832152" calcext:value-type="float">
            <text:p>0.363610260832152</text:p>
          </table:table-cell>
          <table:table-cell office:value-type="float" office:value="-5.19599085187072" calcext:value-type="float">
            <text:p>-5.19599085187072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office:value-type="float" office:value="-0.351974732485523" calcext:value-type="float">
            <text:p>-0.351974732485523</text:p>
          </table:table-cell>
          <table:table-cell office:value-type="float" office:value="-4.96662279963157" calcext:value-type="float">
            <text:p>-4.96662279963157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7]*0.08)*[.C67]" office:value-type="float" office:value="0.00552621796959855" calcext:value-type="float">
            <text:p>0.0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7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office:value-type="float" office:value="0.366519142918809" calcext:value-type="float">
            <text:p>0.366519142918809</text:p>
          </table:table-cell>
          <table:table-cell office:value-type="float" office:value="-5.27442250578611" calcext:value-type="float">
            <text:p>-5.27442250578611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office:value-type="float" office:value="-0.346156968312209" calcext:value-type="float">
            <text:p>-0.346156968312209</text:p>
          </table:table-cell>
          <table:table-cell office:value-type="float" office:value="-4.93469440909736" calcext:value-type="float">
            <text:p>-4.93469440909736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8]*0.08)*[.C68]" office:value-type="float" office:value="0.0110524359391971" calcext:value-type="float">
            <text:p>0.0110524359391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8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0.372336907092124" calcext:value-type="float">
            <text:p>0.372336907092124</text:p>
          </table:table-cell>
          <table:table-cell office:value-type="float" office:value="-5.6243526607867" calcext:value-type="float">
            <text:p>-5.6243526607867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-0.340339204138894" calcext:value-type="float">
            <text:p>-0.340339204138894</text:p>
          </table:table-cell>
          <table:table-cell office:value-type="float" office:value="-4.90464980921974" calcext:value-type="float">
            <text:p>-4.90464980921974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office:value-type="float" office:value="0.788307045484105" calcext:value-type="float">
            <text:p>0.788307045484105</text:p>
          </table:table-cell>
          <table:table-cell office:value-type="float" office:value="-9.71059412032239" calcext:value-type="float">
            <text:p>-9.71059412032239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9]*0.08)*[.C69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69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0.378154671265438" calcext:value-type="float">
            <text:p>0.378154671265438</text:p>
          </table:table-cell>
          <table:table-cell office:value-type="float" office:value="-5.89118843771916" calcext:value-type="float">
            <text:p>-5.89118843771916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-0.33452143996558" calcext:value-type="float">
            <text:p>-0.33452143996558</text:p>
          </table:table-cell>
          <table:table-cell office:value-type="float" office:value="-4.96955208404344" calcext:value-type="float">
            <text:p>-4.96955208404344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office:value-type="float" office:value="0.797033691744077" calcext:value-type="float">
            <text:p>0.797033691744077</text:p>
          </table:table-cell>
          <table:table-cell office:value-type="float" office:value="-9.11145755370117" calcext:value-type="float">
            <text:p>-9.11145755370117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0]*0.08)*[.C70]" office:value-type="float" office:value="0.0221048718783942" calcext:value-type="float">
            <text:p>0.02210487187839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0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0.383972435438752" calcext:value-type="float">
            <text:p>0.383972435438752</text:p>
          </table:table-cell>
          <table:table-cell office:value-type="float" office:value="-5.99144920640135" calcext:value-type="float">
            <text:p>-5.99144920640135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-0.328703675792265" calcext:value-type="float">
            <text:p>-0.328703675792265</text:p>
          </table:table-cell>
          <table:table-cell office:value-type="float" office:value="-4.94683977401126" calcext:value-type="float">
            <text:p>-4.94683977401126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office:value-type="float" office:value="0.805760338004049" calcext:value-type="float">
            <text:p>0.805760338004049</text:p>
          </table:table-cell>
          <table:table-cell office:value-type="float" office:value="-8.52583344233557" calcext:value-type="float">
            <text:p>-8.52583344233557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1]*0.08)*[.C71]" office:value-type="float" office:value="0.0276310898479927" calcext:value-type="float">
            <text:p>0.02763108984799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1]+0.1" office:value-type="float" office:value="0.6" calcext:value-type="float">
            <text:p>0.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0.389790199612067" calcext:value-type="float">
            <text:p>0.389790199612067</text:p>
          </table:table-cell>
          <table:table-cell office:value-type="float" office:value="-6.50312571683179" calcext:value-type="float">
            <text:p>-6.50312571683179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-0.322885911618951" calcext:value-type="float">
            <text:p>-0.322885911618951</text:p>
          </table:table-cell>
          <table:table-cell office:value-type="float" office:value="-4.99459996777088" calcext:value-type="float">
            <text:p>-4.99459996777088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0.808669220090706" calcext:value-type="float">
            <text:p>0.808669220090706</text:p>
          </table:table-cell>
          <table:table-cell office:value-type="float" office:value="-8.11691049755323" calcext:value-type="float">
            <text:p>-8.11691049755323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office:value-type="float" office:value="-0.721402757490989" calcext:value-type="float">
            <text:p>-0.721402757490989</text:p>
          </table:table-cell>
          <table:table-cell office:value-type="float" office:value="-10.2424898142835" calcext:value-type="float">
            <text:p>-10.2424898142835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2]*0.08)*[.C72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2]+0.1" office:value-type="float" office:value="0.7" calcext:value-type="float">
            <text:p>0.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0.395607963785381" calcext:value-type="float">
            <text:p>0.395607963785381</text:p>
          </table:table-cell>
          <table:table-cell office:value-type="float" office:value="-6.75657372125786" calcext:value-type="float">
            <text:p>-6.75657372125786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-0.317068147445636" calcext:value-type="float">
            <text:p>-0.317068147445636</text:p>
          </table:table-cell>
          <table:table-cell office:value-type="float" office:value="-5.02114882586415" calcext:value-type="float">
            <text:p>-5.02114882586415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0.820304748437335" calcext:value-type="float">
            <text:p>0.820304748437335</text:p>
          </table:table-cell>
          <table:table-cell office:value-type="float" office:value="-7.72451469136527" calcext:value-type="float">
            <text:p>-7.72451469136527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office:value-type="float" office:value="-0.715584993317675" calcext:value-type="float">
            <text:p>-0.715584993317675</text:p>
          </table:table-cell>
          <table:table-cell office:value-type="float" office:value="-9.95322494476426" calcext:value-type="float">
            <text:p>-9.95322494476426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3]*0.08)*[.C73]" office:value-type="float" office:value="0.0386835257871898" calcext:value-type="float">
            <text:p>0.03868352578718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3]+0.1" office:value-type="float" office:value="0.8" calcext:value-type="float">
            <text:p>0.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0.401425727958696" calcext:value-type="float">
            <text:p>0.401425727958696</text:p>
          </table:table-cell>
          <table:table-cell office:value-type="float" office:value="-7.10896880023789" calcext:value-type="float">
            <text:p>-7.10896880023789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-0.311250383272322" calcext:value-type="float">
            <text:p>-0.311250383272322</text:p>
          </table:table-cell>
          <table:table-cell office:value-type="float" office:value="-5.04163066517626" calcext:value-type="float">
            <text:p>-5.04163066517626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0.826122512610649" calcext:value-type="float">
            <text:p>0.826122512610649</text:p>
          </table:table-cell>
          <table:table-cell office:value-type="float" office:value="-7.4592764107827" calcext:value-type="float">
            <text:p>-7.4592764107827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office:value-type="float" office:value="-0.706858347057703" calcext:value-type="float">
            <text:p>-0.706858347057703</text:p>
          </table:table-cell>
          <table:table-cell office:value-type="float" office:value="-9.69938426431453" calcext:value-type="float">
            <text:p>-9.69938426431453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4]*0.08)*[.C74]" office:value-type="float" office:value="0.0442097437567884" calcext:value-type="float">
            <text:p>0.0442097437567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4]+0.1" office:value-type="float" office:value="0.9" calcext:value-type="float">
            <text:p>0.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0.410152374218668" calcext:value-type="float">
            <text:p>0.410152374218668</text:p>
          </table:table-cell>
          <table:table-cell office:value-type="float" office:value="-7.35352038083816" calcext:value-type="float">
            <text:p>-7.3535203808381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-0.305432619099007" calcext:value-type="float">
            <text:p>-0.305432619099007</text:p>
          </table:table-cell>
          <table:table-cell office:value-type="float" office:value="-5.03270382941446" calcext:value-type="float">
            <text:p>-5.0327038294144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0.831940276783964" calcext:value-type="float">
            <text:p>0.831940276783964</text:p>
          </table:table-cell>
          <table:table-cell office:value-type="float" office:value="-7.42302044012966" calcext:value-type="float">
            <text:p>-7.42302044012966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office:value-type="float" office:value="-0.698131700797732" calcext:value-type="float">
            <text:p>-0.698131700797732</text:p>
          </table:table-cell>
          <table:table-cell office:value-type="float" office:value="-9.33109274760263" calcext:value-type="float">
            <text:p>-9.33109274760263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5]*0.08)*[.C75]" office:value-type="float" office:value="0.0497359617263869" calcext:value-type="float">
            <text:p>0.04973596172638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5]+0.1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0.415970138391982" calcext:value-type="float">
            <text:p>0.415970138391982</text:p>
          </table:table-cell>
          <table:table-cell office:value-type="float" office:value="-7.55198535177127" calcext:value-type="float">
            <text:p>-7.55198535177127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-0.296705972839036" calcext:value-type="float">
            <text:p>-0.296705972839036</text:p>
          </table:table-cell>
          <table:table-cell office:value-type="float" office:value="-4.98802342824482" calcext:value-type="float">
            <text:p>-4.98802342824482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0.843575805130593" calcext:value-type="float">
            <text:p>0.843575805130593</text:p>
          </table:table-cell>
          <table:table-cell office:value-type="float" office:value="-7.44064317589789" calcext:value-type="float">
            <text:p>-7.44064317589789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office:value-type="float" office:value="-0.692313936624418" calcext:value-type="float">
            <text:p>-0.692313936624418</text:p>
          </table:table-cell>
          <table:table-cell office:value-type="float" office:value="-9.0094039962008" calcext:value-type="float">
            <text:p>-9.0094039962008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6]*0.08)*[.C76]" office:value-type="float" office:value="0.0552621796959855" calcext:value-type="float">
            <text:p>0.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6]+0.1" office:value-type="float" office:value="1.1" calcext:value-type="float">
            <text:p>1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0.421787902565296" calcext:value-type="float">
            <text:p>0.421787902565296</text:p>
          </table:table-cell>
          <table:table-cell office:value-type="float" office:value="-7.68328116636542" calcext:value-type="float">
            <text:p>-7.68328116636542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-0.285070444492407" calcext:value-type="float">
            <text:p>-0.285070444492407</text:p>
          </table:table-cell>
          <table:table-cell office:value-type="float" office:value="-4.90400831484903" calcext:value-type="float">
            <text:p>-4.90400831484903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0.849393569303907" calcext:value-type="float">
            <text:p>0.849393569303907</text:p>
          </table:table-cell>
          <table:table-cell office:value-type="float" office:value="-7.59137237994793" calcext:value-type="float">
            <text:p>-7.59137237994793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office:value-type="float" office:value="-0.686496172451103" calcext:value-type="float">
            <text:p>-0.686496172451103</text:p>
          </table:table-cell>
          <table:table-cell office:value-type="float" office:value="-8.79160225310178" calcext:value-type="float">
            <text:p>-8.79160225310178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7]*0.08)*[.C77]" office:value-type="float" office:value="0.060788397665584" calcext:value-type="float">
            <text:p>0.060788397665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7]+0.1" office:value-type="float" office:value="1.2" calcext:value-type="float">
            <text:p>1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0.427605666738611" calcext:value-type="float">
            <text:p>0.427605666738611</text:p>
          </table:table-cell>
          <table:table-cell office:value-type="float" office:value="-7.72384091592536" calcext:value-type="float">
            <text:p>-7.72384091592536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-0.279252680319093" calcext:value-type="float">
            <text:p>-0.279252680319093</text:p>
          </table:table-cell>
          <table:table-cell office:value-type="float" office:value="-4.78463138860347" calcext:value-type="float">
            <text:p>-4.78463138860347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0.858120215563879" calcext:value-type="float">
            <text:p>0.858120215563879</text:p>
          </table:table-cell>
          <table:table-cell office:value-type="float" office:value="-7.89234473237386" calcext:value-type="float">
            <text:p>-7.89234473237386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-0.677769526191131" calcext:value-type="float">
            <text:p>-0.677769526191131</text:p>
          </table:table-cell>
          <table:table-cell office:value-type="float" office:value="-8.61004363570376" calcext:value-type="float">
            <text:p>-8.61004363570376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  <table:table-cell office:value-type="float" office:value="-1.33517687777566" calcext:value-type="float">
            <text:p>-1.33517687777566</text:p>
          </table:table-cell>
          <table:table-cell office:value-type="float" office:value="-9.80276813080887" calcext:value-type="float">
            <text:p>-9.80276813080887</text:p>
          </table:table-cell>
          <table:table-cell table:formula="of:=0.3/(2*3.14159*[.B78]*0.08)*[.C78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8]+0.1" office:value-type="float" office:value="1.3" calcext:value-type="float">
            <text:p>1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0.433423430911925" calcext:value-type="float">
            <text:p>0.433423430911925</text:p>
          </table:table-cell>
          <table:table-cell office:value-type="float" office:value="-7.74826812514665" calcext:value-type="float">
            <text:p>-7.74826812514665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-0.276343798232435" calcext:value-type="float">
            <text:p>-0.276343798232435</text:p>
          </table:table-cell>
          <table:table-cell office:value-type="float" office:value="-4.63511075056473" calcext:value-type="float">
            <text:p>-4.63511075056473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0.86684686182385" calcext:value-type="float">
            <text:p>0.86684686182385</text:p>
          </table:table-cell>
          <table:table-cell office:value-type="float" office:value="-8.14900059668698" calcext:value-type="float">
            <text:p>-8.14900059668698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-0.671951762017817" calcext:value-type="float">
            <text:p>-0.671951762017817</text:p>
          </table:table-cell>
          <table:table-cell office:value-type="float" office:value="-8.34335959183032" calcext:value-type="float">
            <text:p>-8.34335959183032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  <table:table-cell office:value-type="float" office:value="-1.3119058210824" calcext:value-type="float">
            <text:p>-1.3119058210824</text:p>
          </table:table-cell>
          <table:table-cell office:value-type="float" office:value="-9.59715716691882" calcext:value-type="float">
            <text:p>-9.59715716691882</text:p>
          </table:table-cell>
          <table:table-cell table:formula="of:=0.3/(2*3.14159*[.B79]*0.08)*[.C79]" office:value-type="float" office:value="0.0718408336047812" calcext:value-type="float">
            <text:p>0.0718408336047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79]+0.1" office:value-type="float" office:value="1.4" calcext:value-type="float">
            <text:p>1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0.43924119508524" calcext:value-type="float">
            <text:p>0.43924119508524</text:p>
          </table:table-cell>
          <table:table-cell office:value-type="float" office:value="-7.7633658124875" calcext:value-type="float">
            <text:p>-7.7633658124875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-0.273434916145778" calcext:value-type="float">
            <text:p>-0.273434916145778</text:p>
          </table:table-cell>
          <table:table-cell office:value-type="float" office:value="-4.46436593470218" calcext:value-type="float">
            <text:p>-4.46436593470218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0.875573508083822" calcext:value-type="float">
            <text:p>0.875573508083822</text:p>
          </table:table-cell>
          <table:table-cell office:value-type="float" office:value="-8.55119048788879" calcext:value-type="float">
            <text:p>-8.55119048788879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-0.663225115757845" calcext:value-type="float">
            <text:p>-0.663225115757845</text:p>
          </table:table-cell>
          <table:table-cell office:value-type="float" office:value="-8.11313073475747" calcext:value-type="float">
            <text:p>-8.11313073475747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  <table:table-cell office:value-type="float" office:value="-1.2915436464758" calcext:value-type="float">
            <text:p>-1.2915436464758</text:p>
          </table:table-cell>
          <table:table-cell office:value-type="float" office:value="-9.52419323101642" calcext:value-type="float">
            <text:p>-9.52419323101642</text:p>
          </table:table-cell>
          <table:table-cell table:formula="of:=0.3/(2*3.14159*[.B80]*0.08)*[.C80]" office:value-type="float" office:value="0.0773670515743797" calcext:value-type="float">
            <text:p>0.0773670515743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0]+0.1" office:value-type="float" office:value="1.5" calcext:value-type="float">
            <text:p>1.5</text:p>
          </table:table-cell>
          <table:table-cell office:value-type="float" office:value="0.081448698426402" calcext:value-type="float">
            <text:p>0.081448698426402</text:p>
          </table:table-cell>
          <table:table-cell office:value-type="float" office:value="-0.0110470846854047" calcext:value-type="float">
            <text:p>-0.0110470846854047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0.445058959258554" calcext:value-type="float">
            <text:p>0.445058959258554</text:p>
          </table:table-cell>
          <table:table-cell office:value-type="float" office:value="-7.80810738627227" calcext:value-type="float">
            <text:p>-7.80810738627227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-0.267617151972464" calcext:value-type="float">
            <text:p>-0.267617151972464</text:p>
          </table:table-cell>
          <table:table-cell office:value-type="float" office:value="-4.2804813756666" calcext:value-type="float">
            <text:p>-4.2804813756666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0.884300154343794" calcext:value-type="float">
            <text:p>0.884300154343794</text:p>
          </table:table-cell>
          <table:table-cell office:value-type="float" office:value="-8.84031724363635" calcext:value-type="float">
            <text:p>-8.84031724363635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-0.65740735158453" calcext:value-type="float">
            <text:p>-0.65740735158453</text:p>
          </table:table-cell>
          <table:table-cell office:value-type="float" office:value="-7.97354675506098" calcext:value-type="float">
            <text:p>-7.97354675506098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  <table:table-cell office:value-type="float" office:value="-1.27409035395586" calcext:value-type="float">
            <text:p>-1.27409035395586</text:p>
          </table:table-cell>
          <table:table-cell office:value-type="float" office:value="-9.53290662857008" calcext:value-type="float">
            <text:p>-9.53290662857008</text:p>
          </table:table-cell>
          <table:table-cell table:formula="of:=0.3/(2*3.14159*[.B81]*0.08)*[.C81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1]+0.1" office:value-type="float" office:value="1.6" calcext:value-type="float">
            <text:p>1.6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-0.0370318836281575" calcext:value-type="float">
            <text:p>-0.0370318836281575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0.450876723431868" calcext:value-type="float">
            <text:p>0.450876723431868</text:p>
          </table:table-cell>
          <table:table-cell office:value-type="float" office:value="-7.85109696871611" calcext:value-type="float">
            <text:p>-7.85109696871611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-0.261799387799149" calcext:value-type="float">
            <text:p>-0.261799387799149</text:p>
          </table:table-cell>
          <table:table-cell office:value-type="float" office:value="-4.06488533783672" calcext:value-type="float">
            <text:p>-4.06488533783672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0.895935682690423" calcext:value-type="float">
            <text:p>0.895935682690423</text:p>
          </table:table-cell>
          <table:table-cell office:value-type="float" office:value="-9.2363277390876" calcext:value-type="float">
            <text:p>-9.2363277390876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-0.651589587411216" calcext:value-type="float">
            <text:p>-0.651589587411216</text:p>
          </table:table-cell>
          <table:table-cell office:value-type="float" office:value="-7.87036180648287" calcext:value-type="float">
            <text:p>-7.87036180648287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9.60371137694146" calcext:value-type="float">
            <text:p>-9.60371137694146</text:p>
          </table:table-cell>
          <table:table-cell table:formula="of:=0.3/(2*3.14159*[.B82]*0.08)*[.C82]" office:value-type="float" office:value="0.0884194875135768" calcext:value-type="float">
            <text:p>0.0884194875135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2]+0.1" office:value-type="float" office:value="1.7" calcext:value-type="float">
            <text:p>1.7</text:p>
          </table:table-cell>
          <table:table-cell office:value-type="float" office:value="0.0930842267730309" calcext:value-type="float">
            <text:p>0.0930842267730309</text:p>
          </table:table-cell>
          <table:table-cell office:value-type="float" office:value="-0.0842185649386386" calcext:value-type="float">
            <text:p>-0.0842185649386386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0.456694487605183" calcext:value-type="float">
            <text:p>0.456694487605183</text:p>
          </table:table-cell>
          <table:table-cell office:value-type="float" office:value="-7.9168724829591" calcext:value-type="float">
            <text:p>-7.9168724829591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-0.255981623625835" calcext:value-type="float">
            <text:p>-0.255981623625835</text:p>
          </table:table-cell>
          <table:table-cell office:value-type="float" office:value="-3.87164250801338" calcext:value-type="float">
            <text:p>-3.87164250801338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0.901753446863737" calcext:value-type="float">
            <text:p>0.901753446863737</text:p>
          </table:table-cell>
          <table:table-cell office:value-type="float" office:value="-9.55063993763283" calcext:value-type="float">
            <text:p>-9.55063993763283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-0.642862941151245" calcext:value-type="float">
            <text:p>-0.642862941151245</text:p>
          </table:table-cell>
          <table:table-cell office:value-type="float" office:value="-7.80507910363158" calcext:value-type="float">
            <text:p>-7.80507910363158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  <table:table-cell office:value-type="float" office:value="-1.23918376891597" calcext:value-type="float">
            <text:p>-1.23918376891597</text:p>
          </table:table-cell>
          <table:table-cell office:value-type="float" office:value="-9.71125038359192" calcext:value-type="float">
            <text:p>-9.71125038359192</text:p>
          </table:table-cell>
          <table:table-cell table:formula="of:=0.3/(2*3.14159*[.B83]*0.08)*[.C83]" office:value-type="float" office:value="0.0939457054831754" calcext:value-type="float">
            <text:p>0.093945705483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3]+0.1" office:value-type="float" office:value="1.8" calcext:value-type="float">
            <text:p>1.8</text:p>
          </table:table-cell>
          <table:table-cell office:value-type="float" office:value="0.0989019909463453" calcext:value-type="float">
            <text:p>0.0989019909463453</text:p>
          </table:table-cell>
          <table:table-cell office:value-type="float" office:value="-0.135736273576347" calcext:value-type="float">
            <text:p>-0.135736273576347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0.462512251778497" calcext:value-type="float">
            <text:p>0.462512251778497</text:p>
          </table:table-cell>
          <table:table-cell office:value-type="float" office:value="-7.96389892169186" calcext:value-type="float">
            <text:p>-7.96389892169186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-0.25016385945252" calcext:value-type="float">
            <text:p>-0.25016385945252</text:p>
          </table:table-cell>
          <table:table-cell office:value-type="float" office:value="-3.67444108740665" calcext:value-type="float">
            <text:p>-3.67444108740665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0.910480093123709" calcext:value-type="float">
            <text:p>0.910480093123709</text:p>
          </table:table-cell>
          <table:table-cell office:value-type="float" office:value="-9.91840783278157" calcext:value-type="float">
            <text:p>-9.91840783278157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-0.63704517697793" calcext:value-type="float">
            <text:p>-0.63704517697793</text:p>
          </table:table-cell>
          <table:table-cell office:value-type="float" office:value="-7.63372608670729" calcext:value-type="float">
            <text:p>-7.63372608670729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  <table:table-cell office:value-type="float" office:value="-1.22173047639603" calcext:value-type="float">
            <text:p>-1.22173047639603</text:p>
          </table:table-cell>
          <table:table-cell office:value-type="float" office:value="-9.85012528169736" calcext:value-type="float">
            <text:p>-9.85012528169736</text:p>
          </table:table-cell>
          <table:table-cell table:formula="of:=0.3/(2*3.14159*[.B84]*0.08)*[.C84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4]+0.1" office:value-type="float" office:value="1.9" calcext:value-type="float">
            <text:p>1.9</text:p>
          </table:table-cell>
          <table:table-cell office:value-type="float" office:value="0.10471975511966" calcext:value-type="float">
            <text:p>0.10471975511966</text:p>
          </table:table-cell>
          <table:table-cell office:value-type="float" office:value="-0.206443939988434" calcext:value-type="float">
            <text:p>-0.206443939988434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0.468330015951812" calcext:value-type="float">
            <text:p>0.468330015951812</text:p>
          </table:table-cell>
          <table:table-cell office:value-type="float" office:value="-8.02197424569568" calcext:value-type="float">
            <text:p>-8.02197424569568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-0.241437213192549" calcext:value-type="float">
            <text:p>-0.241437213192549</text:p>
          </table:table-cell>
          <table:table-cell office:value-type="float" office:value="-3.49658397569021" calcext:value-type="float">
            <text:p>-3.49658397569021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-0.631227412804616" calcext:value-type="float">
            <text:p>-0.631227412804616</text:p>
          </table:table-cell>
          <table:table-cell office:value-type="float" office:value="-7.52717986762212" calcext:value-type="float">
            <text:p>-7.52717986762212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  <table:table-cell office:value-type="float" office:value="-1.20718606596274" calcext:value-type="float">
            <text:p>-1.20718606596274</text:p>
          </table:table-cell>
          <table:table-cell office:value-type="float" office:value="-10.0399819083028" calcext:value-type="float">
            <text:p>-10.0399819083028</text:p>
          </table:table-cell>
          <table:table-cell table:formula="of:=0.3/(2*3.14159*[.B85]*0.08)*[.C85]" office:value-type="float" office:value="0.104998141422372" calcext:value-type="float">
            <text:p>0.104998141422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C85]+0.1" office:value-type="float" office:value="2" calcext:value-type="float">
            <text:p>2</text:p>
          </table:table-cell>
          <table:table-cell office:value-type="float" office:value="0.110537519292974" calcext:value-type="float">
            <text:p>0.110537519292974</text:p>
          </table:table-cell>
          <table:table-cell office:value-type="float" office:value="-0.278707495782711" calcext:value-type="float">
            <text:p>-0.278707495782711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0.474147780125126" calcext:value-type="float">
            <text:p>0.474147780125126</text:p>
          </table:table-cell>
          <table:table-cell office:value-type="float" office:value="-8.05790623315235" calcext:value-type="float">
            <text:p>-8.05790623315235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-0.238528331105892" calcext:value-type="float">
            <text:p>-0.238528331105892</text:p>
          </table:table-cell>
          <table:table-cell office:value-type="float" office:value="-3.30988410346453" calcext:value-type="float">
            <text:p>-3.30988410346453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-0.61668300237133" calcext:value-type="float">
            <text:p>-0.61668300237133</text:p>
          </table:table-cell>
          <table:table-cell office:value-type="float" office:value="-7.44013681596552" calcext:value-type="float">
            <text:p>-7.44013681596552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  <table:table-cell office:value-type="float" office:value="-1.19264165552946" calcext:value-type="float">
            <text:p>-1.19264165552946</text:p>
          </table:table-cell>
          <table:table-cell office:value-type="float" office:value="-10.2371628070692" calcext:value-type="float">
            <text:p>-10.2371628070692</text:p>
          </table:table-cell>
          <table:table-cell table:formula="of:=0.3/(2*3.14159*[.B86]*0.08)*[.C86]" office:value-type="float" office:value="0.110524359391971" calcext:value-type="float">
            <text:p>0.110524359391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34:06.602952851</meta:creation-date>
    <dc:date>2026-04-14T13:29:20.347420732</dc:date>
    <meta:editing-duration>P1DT17H26M56S</meta:editing-duration>
    <meta:editing-cycles>292</meta:editing-cycles>
    <meta:generator>LibreOffice/7.3.7.2$Linux_X86_64 LibreOffice_project/30$Build-2</meta:generator>
    <meta:document-statistic meta:table-count="1" meta:cell-count="1792" meta:object-count="0"/>
  </office:meta>
</office:document-meta>
</file>